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c5cd"/>
    </style:style>
    <style:style style:name="P2" style:family="paragraph" style:parent-style-name="Standard">
      <style:text-properties officeooo:paragraph-rsid="00118541"/>
    </style:style>
    <style:style style:name="T1" style:family="text">
      <style:text-properties officeooo:rsid="000fc5cd"/>
    </style:style>
    <style:style style:name="T2" style:family="text">
      <style:text-properties officeooo:rsid="001185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iapositiva 2</text:span></text:p>
      <text:p text:style-name="P2"><text:span text:style-name="T2">A arpa é un instrumento case universal empregado por moitos pobos dende Asia até África, as máis primitivas consistían e consisten nun arco e nunha caixa de resonancia xunto cunhas cordas de fibra ou cabelos tensados.</text:span></text:p>
      <text:p text:style-name="P2"><text:span text:style-name="T2"/></text:p>
      <text:p text:style-name="P2"><text:span text:style-name="T2">Diapositiva 3</text:span></text:p>
      <text:p text:style-name="P2"><text:span text:style-name="T2">O violín é un instrumento cordófono de corda fretada, o máis agudo e pequeno da súa familia.</text:span></text:p>
      <text:p text:style-name="P2"><text:span text:style-name="T2"/></text:p>
      <text:p text:style-name="P2"><text:span text:style-name="T2">Diapositiva 4</text:span></text:p>
      <text:p text:style-name="P2"><text:span text:style-name="T2">A guitarra, un instrumento musical de corda pulsada, evolución da vihuela, é un invento español, desenvolto nos séculos XVI a XVIII e perfeccionada polo lendario Antonio de Torres que lle deu a forma e estrutura que aínda ten hox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3T17:34:57.16</meta:creation-date>
    <dc:date>2014-01-13T17:41:32.43</dc:date>
    <meta:editing-duration>PT6M9S</meta:editing-duration>
    <meta:editing-cycles>2</meta:editing-cycles>
    <meta:generator>LibreOffice/3.6$Windows_x86 LibreOffice_project/9418c72-a20f997-6f5dfc1-4f5ae61-61563f</meta:generator>
    <meta:document-statistic meta:table-count="0" meta:image-count="0" meta:object-count="0" meta:page-count="1" meta:paragraph-count="6" meta:word-count="98" meta:character-count="579" meta:non-whitespace-character-count="487"/>
  </office:meta>
</office:document-meta>
</file>